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usage of non-standard characters</text:p>
      <text:p text:style-name="Standard">ü</text:p>
      <text:p text:style-name="Standard">Ü</text:p>
      <text:p text:style-name="Standard">ö</text:p>
      <text:p text:style-name="Standard">Ö</text:p>
      <text:p text:style-name="Standard">ä</text:p>
      <text:p text:style-name="Standard">Ä</text:p>
      <text:p text:style-name="Standard">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font-name-asian="Luxi Sans1" style:font-size-asian="12pt" style:language-asian="none" style:country-asian="none" style:font-name-complex="Luxi Sans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uxi Sans" fo:font-size="14pt" style:font-name-asian="Luxi Sans1" style:font-size-asian="14pt" style:font-name-complex="Luxi Sans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8-07-07T14:35:35</meta:creation-date>
    <dc:date>2008-07-07T14:38:01</dc:date>
    <dc:language>de-DE</dc:language>
    <meta:editing-cycles>2</meta:editing-cycles>
    <meta:editing-duration>PT2M2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" meta:word-count="13" meta:character-count="43"/>
  </office:meta>
</office:document-meta>
</file>